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A1F4EA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30">
      <style:table-cell-properties fo:border="thin solid #000000" style:vertical-align="automatic" fo:wrap-option="wrap" fo:background-color="#A1F4EA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nalisi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V</text:p>
          </table:table-cell>
          <table:table-cell table:number-columns-repeated="3" table:style-name="ce1"/>
          <table:table-cell office:value-type="string" table:style-name="ce1">
            <text:p>IQR/m</text:p>
          </table:table-cell>
          <table:table-cell table:number-columns-repeated="3" table:style-name="ce1"/>
          <table:table-cell office:value-type="string" table:style-name="ce1">
            <text:p>MAD/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Todas las muestras</text:p>
          </table:table-cell>
          <table:table-cell table:style-name="ce3"/>
          <table:table-cell table:style-name="ce4"/>
          <table:table-cell table:style-name="ce1"/>
          <table:table-cell office:value-type="string" table:style-name="ce2">
            <text:p>Todas las muestras</text:p>
          </table:table-cell>
          <table:table-cell table:style-name="ce3"/>
          <table:table-cell table:style-name="ce4"/>
          <table:table-cell table:style-name="ce1"/>
          <table:table-cell office:value-type="string" table:style-name="ce2">
            <text:p>Todas las muestras</text:p>
          </table:table-cell>
          <table:table-cell table:style-name="ce3"/>
          <table:table-cell table:style-name="ce4"/>
          <table:table-cell table:number-columns-repeated="16373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UBC</text:p>
          </table:table-cell>
          <table:table-cell office:value-type="float" office:value="460" table:style-name="ce6">
            <text:p>460</text:p>
          </table:table-cell>
          <table:table-cell office:value-type="float" office:value="1048" table:style-name="ce6">
            <text:p>1048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233" table:style-name="ce6">
            <text:p>233</text:p>
          </table:table-cell>
          <table:table-cell office:value-type="string" table:style-name="ce6">
            <text:p>648.5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271" table:style-name="ce6">
            <text:p>271</text:p>
          </table:table-cell>
          <table:table-cell office:value-type="string" table:style-name="ce6">
            <text:p>712.4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PPIA</text:p>
          </table:table-cell>
          <table:table-cell office:value-type="float" office:value="555" table:style-name="ce6">
            <text:p>555</text:p>
          </table:table-cell>
          <table:table-cell office:value-type="float" office:value="1231" table:style-name="ce6">
            <text:p>1231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600" table:style-name="ce6">
            <text:p>600</text:p>
          </table:table-cell>
          <table:table-cell office:value-type="float" office:value="1432" table:style-name="ce6">
            <text:p>1432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494" table:style-name="ce6">
            <text:p>494</text:p>
          </table:table-cell>
          <table:table-cell office:value-type="float" office:value="1225" table:style-name="ce6">
            <text:p>122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PL19</text:p>
          </table:table-cell>
          <table:table-cell office:value-type="float" office:value="737" table:style-name="ce6">
            <text:p>737</text:p>
          </table:table-cell>
          <table:table-cell office:value-type="float" office:value="1633" table:style-name="ce6">
            <text:p>1633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1301" table:style-name="ce6">
            <text:p>1301</text:p>
          </table:table-cell>
          <table:table-cell office:value-type="float" office:value="2630" table:style-name="ce6">
            <text:p>2630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943" table:style-name="ce6">
            <text:p>943</text:p>
          </table:table-cell>
          <table:table-cell office:value-type="float" office:value="2064" table:style-name="ce6">
            <text:p>2064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GAPDH</text:p>
          </table:table-cell>
          <table:table-cell office:value-type="float" office:value="5055" table:style-name="ce6">
            <text:p>5055</text:p>
          </table:table-cell>
          <table:table-cell office:value-type="float" office:value="6770" table:style-name="ce6">
            <text:p>6770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5529" table:style-name="ce6">
            <text:p>5529</text:p>
          </table:table-cell>
          <table:table-cell office:value-type="float" office:value="7312" table:style-name="ce6">
            <text:p>7312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5771" table:style-name="ce6">
            <text:p>5771</text:p>
          </table:table-cell>
          <table:table-cell office:value-type="float" office:value="7537" table:style-name="ce6">
            <text:p>753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NA18S5</text:p>
          </table:table-cell>
          <table:table-cell office:value-type="float" office:value="16730" table:style-name="ce6">
            <text:p>16730</text:p>
          </table:table-cell>
          <table:table-cell office:value-type="float" office:value="15726" table:style-name="ce6">
            <text:p>15726</text:p>
          </table:table-cell>
          <table:table-cell table:style-name="ce1"/>
          <table:table-cell office:value-type="string" table:style-name="ce6">
            <text:p>RNA18S5</text:p>
          </table:table-cell>
          <table:table-cell office:value-type="float" office:value="14237" table:style-name="ce6">
            <text:p>14237</text:p>
          </table:table-cell>
          <table:table-cell office:value-type="float" office:value="13990" table:style-name="ce6">
            <text:p>13990</text:p>
          </table:table-cell>
          <table:table-cell table:style-name="ce1"/>
          <table:table-cell office:value-type="string" table:style-name="ce6">
            <text:p>RNA18S5</text:p>
          </table:table-cell>
          <table:table-cell office:value-type="float" office:value="13926" table:style-name="ce6">
            <text:p>13926</text:p>
          </table:table-cell>
          <table:table-cell office:value-type="float" office:value="13789" table:style-name="ce6">
            <text:p>13789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HPRT1</text:p>
          </table:table-cell>
          <table:table-cell office:value-type="float" office:value="25529" table:style-name="ce6">
            <text:p>25529</text:p>
          </table:table-cell>
          <table:table-cell office:value-type="float" office:value="21849" table:style-name="ce6">
            <text:p>21849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26217" table:style-name="ce6">
            <text:p>26217</text:p>
          </table:table-cell>
          <table:table-cell office:value-type="float" office:value="22168" table:style-name="ce6">
            <text:p>22168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21573" table:style-name="ce6">
            <text:p>21573</text:p>
          </table:table-cell>
          <table:table-cell office:value-type="float" office:value="19123" table:style-name="ce6">
            <text:p>19123</text:p>
          </table:table-cell>
          <table:table-cell table:number-columns-repeated="16373"/>
        </table:table-row>
        <table:table-row table:style-name="ro1"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string" table:style-name="ce2">
            <text:p>Muestras de Hombres</text:p>
          </table:table-cell>
          <table:table-cell table:number-columns-repeated="2" table:style-name="ce4"/>
          <table:table-cell table:style-name="ce1"/>
          <table:table-cell office:value-type="string" table:style-name="ce2">
            <text:p>Muestras de Hombres</text:p>
          </table:table-cell>
          <table:table-cell table:number-columns-repeated="2" table:style-name="ce4"/>
          <table:table-cell table:style-name="ce1"/>
          <table:table-cell office:value-type="string" table:style-name="ce2">
            <text:p>Muestras de Hombres</text:p>
          </table:table-cell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UBC</text:p>
          </table:table-cell>
          <table:table-cell office:value-type="float" office:value="667" table:style-name="ce6">
            <text:p>667</text:p>
          </table:table-cell>
          <table:table-cell office:value-type="float" office:value="1237" table:style-name="ce6">
            <text:p>1237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1393" table:style-name="ce6">
            <text:p>1393</text:p>
          </table:table-cell>
          <table:table-cell office:value-type="float" office:value="2384" table:style-name="ce6">
            <text:p>2384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1845" table:style-name="ce6">
            <text:p>1845</text:p>
          </table:table-cell>
          <table:table-cell office:value-type="float" office:value="3062" table:style-name="ce6">
            <text:p>306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PPIA</text:p>
          </table:table-cell>
          <table:table-cell office:value-type="float" office:value="1458" table:style-name="ce6">
            <text:p>1458</text:p>
          </table:table-cell>
          <table:table-cell office:value-type="float" office:value="2473" table:style-name="ce6">
            <text:p>2473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1607" table:style-name="ce6">
            <text:p>1607</text:p>
          </table:table-cell>
          <table:table-cell office:value-type="float" office:value="2709" table:style-name="ce6">
            <text:p>2709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1883" table:style-name="ce6">
            <text:p>1883</text:p>
          </table:table-cell>
          <table:table-cell office:value-type="float" office:value="3108" table:style-name="ce6">
            <text:p>310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GAPDH</text:p>
          </table:table-cell>
          <table:table-cell office:value-type="float" office:value="2495" table:style-name="ce6">
            <text:p>2495</text:p>
          </table:table-cell>
          <table:table-cell office:value-type="float" office:value="3848" table:style-name="ce6">
            <text:p>3848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3057" table:style-name="ce6">
            <text:p>3057</text:p>
          </table:table-cell>
          <table:table-cell office:value-type="float" office:value="4610" table:style-name="ce6">
            <text:p>4610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213" table:style-name="ce6">
            <text:p>3213</text:p>
          </table:table-cell>
          <table:table-cell office:value-type="float" office:value="4809" table:style-name="ce6">
            <text:p>4809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PL19</text:p>
          </table:table-cell>
          <table:table-cell office:value-type="float" office:value="3785" table:style-name="ce6">
            <text:p>3785</text:p>
          </table:table-cell>
          <table:table-cell office:value-type="float" office:value="5291" table:style-name="ce6">
            <text:p>5291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938" table:style-name="ce6">
            <text:p>3938</text:p>
          </table:table-cell>
          <table:table-cell office:value-type="float" office:value="5597" table:style-name="ce6">
            <text:p>5597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4270" table:style-name="ce6">
            <text:p>4270</text:p>
          </table:table-cell>
          <table:table-cell office:value-type="float" office:value="5897" table:style-name="ce6">
            <text:p>589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NA18S5</text:p>
          </table:table-cell>
          <table:table-cell office:value-type="float" office:value="7180" table:style-name="ce6">
            <text:p>7180</text:p>
          </table:table-cell>
          <table:table-cell office:value-type="float" office:value="8405" table:style-name="ce6">
            <text:p>8405</text:p>
          </table:table-cell>
          <table:table-cell table:style-name="ce1"/>
          <table:table-cell office:value-type="string" table:style-name="ce6">
            <text:p>RNA18S5</text:p>
          </table:table-cell>
          <table:table-cell office:value-type="float" office:value="5445" table:style-name="ce6">
            <text:p>5445</text:p>
          </table:table-cell>
          <table:table-cell office:value-type="float" office:value="7072" table:style-name="ce6">
            <text:p>7072</text:p>
          </table:table-cell>
          <table:table-cell table:style-name="ce1"/>
          <table:table-cell office:value-type="string" table:style-name="ce6">
            <text:p>RNA18S5</text:p>
          </table:table-cell>
          <table:table-cell office:value-type="float" office:value="6329" table:style-name="ce6">
            <text:p>6329</text:p>
          </table:table-cell>
          <table:table-cell office:value-type="float" office:value="7839" table:style-name="ce6">
            <text:p>7839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HPRT1</text:p>
          </table:table-cell>
          <table:table-cell office:value-type="float" office:value="13278" table:style-name="ce6">
            <text:p>13278</text:p>
          </table:table-cell>
          <table:table-cell office:value-type="float" office:value="13067" table:style-name="ce6">
            <text:p>13067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8839" table:style-name="ce6">
            <text:p>8839</text:p>
          </table:table-cell>
          <table:table-cell office:value-type="float" office:value="9863" table:style-name="ce6">
            <text:p>9863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7237" table:style-name="ce6">
            <text:p>7237</text:p>
          </table:table-cell>
          <table:table-cell office:value-type="float" office:value="8598" table:style-name="ce6">
            <text:p>8598</text:p>
          </table:table-cell>
          <table:table-cell table:number-columns-repeated="16373"/>
        </table:table-row>
        <table:table-row table:style-name="ro1"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string" table:style-name="ce2">
            <text:p>Muestras de Mujeres</text:p>
          </table:table-cell>
          <table:table-cell table:number-columns-repeated="2" table:style-name="ce4"/>
          <table:table-cell table:style-name="ce1"/>
          <table:table-cell office:value-type="string" table:style-name="ce2">
            <text:p>Muestras de Mujeres</text:p>
          </table:table-cell>
          <table:table-cell table:number-columns-repeated="2" table:style-name="ce4"/>
          <table:table-cell table:style-name="ce1"/>
          <table:table-cell office:value-type="string" table:style-name="ce2">
            <text:p>Muestras de Mujeres</text:p>
          </table:table-cell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7">
            <text:p>Gene</text:p>
          </table:table-cell>
          <table:table-cell office:value-type="string" table:style-name="ce7">
            <text:p>metaRanking</text:p>
          </table:table-cell>
          <table:table-cell office:value-type="string" table:style-name="ce7">
            <text:p>RP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PL19</text:p>
          </table:table-cell>
          <table:table-cell office:value-type="float" office:value="4159" table:style-name="ce6">
            <text:p>4159</text:p>
          </table:table-cell>
          <table:table-cell office:value-type="float" office:value="5188" table:style-name="ce6">
            <text:p>5188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524" table:style-name="ce6">
            <text:p>3524</text:p>
          </table:table-cell>
          <table:table-cell office:value-type="float" office:value="4679" table:style-name="ce6">
            <text:p>4679</text:p>
          </table:table-cell>
          <table:table-cell table:style-name="ce1"/>
          <table:table-cell office:value-type="string" table:style-name="ce8">
            <text:p>RPL19</text:p>
          </table:table-cell>
          <table:table-cell office:value-type="float" office:value="991" table:style-name="ce9">
            <text:p>991</text:p>
          </table:table-cell>
          <table:table-cell office:value-type="float" office:value="1348" table:style-name="ce9">
            <text:p>134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UBC</text:p>
          </table:table-cell>
          <table:table-cell office:value-type="float" office:value="8634" table:style-name="ce6">
            <text:p>8634</text:p>
          </table:table-cell>
          <table:table-cell office:value-type="float" office:value="10700" table:style-name="ce6">
            <text:p>10700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3758" table:style-name="ce6">
            <text:p>3758</text:p>
          </table:table-cell>
          <table:table-cell office:value-type="float" office:value="5004" table:style-name="ce6">
            <text:p>5004</text:p>
          </table:table-cell>
          <table:table-cell table:style-name="ce1"/>
          <table:table-cell office:value-type="string" table:style-name="ce8">
            <text:p>UBC</text:p>
          </table:table-cell>
          <table:table-cell office:value-type="float" office:value="4174" table:style-name="ce9">
            <text:p>4174</text:p>
          </table:table-cell>
          <table:table-cell office:value-type="float" office:value="5527" table:style-name="ce9">
            <text:p>552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HPRT1</text:p>
          </table:table-cell>
          <table:table-cell office:value-type="float" office:value="9681" table:style-name="ce6">
            <text:p>9681</text:p>
          </table:table-cell>
          <table:table-cell office:value-type="float" office:value="11648" table:style-name="ce6">
            <text:p>11648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5657" table:style-name="ce6">
            <text:p>5657</text:p>
          </table:table-cell>
          <table:table-cell office:value-type="float" office:value="7430" table:style-name="ce6">
            <text:p>7430</text:p>
          </table:table-cell>
          <table:table-cell table:style-name="ce1"/>
          <table:table-cell office:value-type="string" table:style-name="ce8">
            <text:p>PPIA</text:p>
          </table:table-cell>
          <table:table-cell office:value-type="float" office:value="7869" table:style-name="ce9">
            <text:p>7869</text:p>
          </table:table-cell>
          <table:table-cell office:value-type="float" office:value="9585" table:style-name="ce9">
            <text:p>958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PPIA</text:p>
          </table:table-cell>
          <table:table-cell office:value-type="float" office:value="10703" table:style-name="ce6">
            <text:p>10703</text:p>
          </table:table-cell>
          <table:table-cell office:value-type="float" office:value="12501" table:style-name="ce6">
            <text:p>12501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9816" table:style-name="ce6">
            <text:p>9816</text:p>
          </table:table-cell>
          <table:table-cell office:value-type="float" office:value="11515" table:style-name="ce6">
            <text:p>11515</text:p>
          </table:table-cell>
          <table:table-cell table:style-name="ce1"/>
          <table:table-cell office:value-type="string" table:style-name="ce8">
            <text:p>RNA18S5</text:p>
          </table:table-cell>
          <table:table-cell office:value-type="float" office:value="11127" table:style-name="ce9">
            <text:p>11127</text:p>
          </table:table-cell>
          <table:table-cell office:value-type="float" office:value="12397" table:style-name="ce9">
            <text:p>1239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NA18S5</text:p>
          </table:table-cell>
          <table:table-cell office:value-type="float" office:value="12417" table:style-name="ce6">
            <text:p>12417</text:p>
          </table:table-cell>
          <table:table-cell office:value-type="float" office:value="13807" table:style-name="ce6">
            <text:p>13807</text:p>
          </table:table-cell>
          <table:table-cell table:style-name="ce1"/>
          <table:table-cell office:value-type="string" table:style-name="ce6">
            <text:p>RNA18S5</text:p>
          </table:table-cell>
          <table:table-cell office:value-type="float" office:value="12651" table:style-name="ce6">
            <text:p>12651</text:p>
          </table:table-cell>
          <table:table-cell office:value-type="float" office:value="13697" table:style-name="ce6">
            <text:p>13697</text:p>
          </table:table-cell>
          <table:table-cell table:style-name="ce1"/>
          <table:table-cell office:value-type="string" table:style-name="ce8">
            <text:p>GAPDH</text:p>
          </table:table-cell>
          <table:table-cell office:value-type="float" office:value="11917" table:style-name="ce9">
            <text:p>11917</text:p>
          </table:table-cell>
          <table:table-cell office:value-type="float" office:value="13002" table:style-name="ce9">
            <text:p>1300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GAPDH</text:p>
          </table:table-cell>
          <table:table-cell office:value-type="float" office:value="17828" table:style-name="ce6">
            <text:p>17828</text:p>
          </table:table-cell>
          <table:table-cell office:value-type="float" office:value="17458" table:style-name="ce6">
            <text:p>17458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14022" table:style-name="ce6">
            <text:p>14022</text:p>
          </table:table-cell>
          <table:table-cell office:value-type="float" office:value="14670" table:style-name="ce6">
            <text:p>14670</text:p>
          </table:table-cell>
          <table:table-cell table:style-name="ce1"/>
          <table:table-cell office:value-type="string" table:style-name="ce8">
            <text:p>HPRT1</text:p>
          </table:table-cell>
          <table:table-cell office:value-type="float" office:value="18591" table:style-name="ce9">
            <text:p>18591</text:p>
          </table:table-cell>
          <table:table-cell office:value-type="float" office:value="17667" table:style-name="ce9">
            <text:p>17667</text:p>
          </table:table-cell>
          <table:table-cell table:number-columns-repeated="16373"/>
        </table:table-row>
        <table:table-row table:number-rows-repeated="1048546" table:style-name="ro1">
          <table:table-cell table:number-columns-repeated="16384"/>
        </table:table-row>
      </table:table>
      <table:table table:name="Hoja2" table:style-name="ta2">
        <table:table-column table:style-name="co3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das las muestras</text:p>
          </table:table-cell>
          <table:table-cell table:number-columns-repeated="3" table:style-name="ce1"/>
          <table:table-cell office:value-type="string" table:style-name="ce1">
            <text:p>Muestras de Hombres</text:p>
          </table:table-cell>
          <table:table-cell table:number-columns-repeated="3" table:style-name="ce1"/>
          <table:table-cell office:value-type="string" table:style-name="ce1">
            <text:p>Muestras de Mujer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V</text:p>
          </table:table-cell>
          <table:table-cell table:number-columns-repeated="3" table:style-name="ce1"/>
          <table:table-cell office:value-type="string" table:style-name="ce1">
            <text:p>CV</text:p>
          </table:table-cell>
          <table:table-cell table:number-columns-repeated="3" table:style-name="ce1"/>
          <table:table-cell office:value-type="string" table:style-name="ce1">
            <text:p>CV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UBC</text:p>
          </table:table-cell>
          <table:table-cell office:value-type="float" office:value="460" table:style-name="ce6">
            <text:p>460</text:p>
          </table:table-cell>
          <table:table-cell office:value-type="float" office:value="1048" table:style-name="ce6">
            <text:p>1048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667" table:style-name="ce6">
            <text:p>667</text:p>
          </table:table-cell>
          <table:table-cell office:value-type="float" office:value="1237" table:style-name="ce6">
            <text:p>1237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4159" table:style-name="ce6">
            <text:p>4159</text:p>
          </table:table-cell>
          <table:table-cell office:value-type="float" office:value="5188" table:style-name="ce6">
            <text:p>518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PPIA</text:p>
          </table:table-cell>
          <table:table-cell office:value-type="float" office:value="555" table:style-name="ce6">
            <text:p>555</text:p>
          </table:table-cell>
          <table:table-cell office:value-type="float" office:value="1231" table:style-name="ce6">
            <text:p>1231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1458" table:style-name="ce6">
            <text:p>1458</text:p>
          </table:table-cell>
          <table:table-cell office:value-type="float" office:value="2473" table:style-name="ce6">
            <text:p>2473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8634" table:style-name="ce6">
            <text:p>8634</text:p>
          </table:table-cell>
          <table:table-cell office:value-type="float" office:value="10700" table:style-name="ce6">
            <text:p>1070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PL19</text:p>
          </table:table-cell>
          <table:table-cell office:value-type="float" office:value="737" table:style-name="ce6">
            <text:p>737</text:p>
          </table:table-cell>
          <table:table-cell office:value-type="float" office:value="1633" table:style-name="ce6">
            <text:p>1633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2495" table:style-name="ce6">
            <text:p>2495</text:p>
          </table:table-cell>
          <table:table-cell office:value-type="float" office:value="3848" table:style-name="ce6">
            <text:p>3848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9681" table:style-name="ce6">
            <text:p>9681</text:p>
          </table:table-cell>
          <table:table-cell office:value-type="float" office:value="11648" table:style-name="ce6">
            <text:p>1164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GAPDH</text:p>
          </table:table-cell>
          <table:table-cell office:value-type="float" office:value="5055" table:style-name="ce6">
            <text:p>5055</text:p>
          </table:table-cell>
          <table:table-cell office:value-type="float" office:value="6770" table:style-name="ce6">
            <text:p>6770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785" table:style-name="ce6">
            <text:p>3785</text:p>
          </table:table-cell>
          <table:table-cell office:value-type="float" office:value="5291" table:style-name="ce6">
            <text:p>5291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10703" table:style-name="ce6">
            <text:p>10703</text:p>
          </table:table-cell>
          <table:table-cell office:value-type="float" office:value="12501" table:style-name="ce6">
            <text:p>1250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NA18S5</text:p>
          </table:table-cell>
          <table:table-cell office:value-type="float" office:value="16730" table:style-name="ce6">
            <text:p>16730</text:p>
          </table:table-cell>
          <table:table-cell office:value-type="float" office:value="15726" table:style-name="ce6">
            <text:p>15726</text:p>
          </table:table-cell>
          <table:table-cell table:style-name="ce1"/>
          <table:table-cell office:value-type="string" table:style-name="ce6">
            <text:p>RNA18S5</text:p>
          </table:table-cell>
          <table:table-cell office:value-type="float" office:value="7180" table:style-name="ce6">
            <text:p>7180</text:p>
          </table:table-cell>
          <table:table-cell office:value-type="float" office:value="8405" table:style-name="ce6">
            <text:p>8405</text:p>
          </table:table-cell>
          <table:table-cell table:style-name="ce1"/>
          <table:table-cell office:value-type="string" table:style-name="ce6">
            <text:p>RNA18S5</text:p>
          </table:table-cell>
          <table:table-cell office:value-type="float" office:value="12417" table:style-name="ce6">
            <text:p>12417</text:p>
          </table:table-cell>
          <table:table-cell office:value-type="float" office:value="13807" table:style-name="ce6">
            <text:p>1380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HPRT1</text:p>
          </table:table-cell>
          <table:table-cell office:value-type="float" office:value="25529" table:style-name="ce6">
            <text:p>25529</text:p>
          </table:table-cell>
          <table:table-cell office:value-type="float" office:value="21849" table:style-name="ce6">
            <text:p>21849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13278" table:style-name="ce6">
            <text:p>13278</text:p>
          </table:table-cell>
          <table:table-cell office:value-type="float" office:value="13067" table:style-name="ce6">
            <text:p>13067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17828" table:style-name="ce6">
            <text:p>17828</text:p>
          </table:table-cell>
          <table:table-cell office:value-type="float" office:value="17458" table:style-name="ce6">
            <text:p>17458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QR/m</text:p>
          </table:table-cell>
          <table:table-cell table:number-columns-repeated="3" table:style-name="ce1"/>
          <table:table-cell office:value-type="string" table:style-name="ce1">
            <text:p>IQR/m</text:p>
          </table:table-cell>
          <table:table-cell table:number-columns-repeated="3" table:style-name="ce1"/>
          <table:table-cell office:value-type="string" table:style-name="ce1">
            <text:p>IQR/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UBC</text:p>
          </table:table-cell>
          <table:table-cell office:value-type="float" office:value="233" table:style-name="ce6">
            <text:p>233</text:p>
          </table:table-cell>
          <table:table-cell office:value-type="string" table:style-name="ce6">
            <text:p>648.5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1393" table:style-name="ce6">
            <text:p>1393</text:p>
          </table:table-cell>
          <table:table-cell office:value-type="float" office:value="2384" table:style-name="ce6">
            <text:p>2384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524" table:style-name="ce6">
            <text:p>3524</text:p>
          </table:table-cell>
          <table:table-cell office:value-type="float" office:value="4679" table:style-name="ce6">
            <text:p>4679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PPIA</text:p>
          </table:table-cell>
          <table:table-cell office:value-type="float" office:value="600" table:style-name="ce6">
            <text:p>600</text:p>
          </table:table-cell>
          <table:table-cell office:value-type="float" office:value="1432" table:style-name="ce6">
            <text:p>1432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1607" table:style-name="ce6">
            <text:p>1607</text:p>
          </table:table-cell>
          <table:table-cell office:value-type="float" office:value="2709" table:style-name="ce6">
            <text:p>2709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3758" table:style-name="ce6">
            <text:p>3758</text:p>
          </table:table-cell>
          <table:table-cell office:value-type="float" office:value="5004" table:style-name="ce6">
            <text:p>5004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PL19</text:p>
          </table:table-cell>
          <table:table-cell office:value-type="float" office:value="1301" table:style-name="ce6">
            <text:p>1301</text:p>
          </table:table-cell>
          <table:table-cell office:value-type="float" office:value="2630" table:style-name="ce6">
            <text:p>2630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3057" table:style-name="ce6">
            <text:p>3057</text:p>
          </table:table-cell>
          <table:table-cell office:value-type="float" office:value="4610" table:style-name="ce6">
            <text:p>4610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5657" table:style-name="ce6">
            <text:p>5657</text:p>
          </table:table-cell>
          <table:table-cell office:value-type="float" office:value="7430" table:style-name="ce6">
            <text:p>743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GAPDH</text:p>
          </table:table-cell>
          <table:table-cell office:value-type="float" office:value="5529" table:style-name="ce6">
            <text:p>5529</text:p>
          </table:table-cell>
          <table:table-cell office:value-type="float" office:value="7312" table:style-name="ce6">
            <text:p>7312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938" table:style-name="ce6">
            <text:p>3938</text:p>
          </table:table-cell>
          <table:table-cell office:value-type="float" office:value="5597" table:style-name="ce6">
            <text:p>5597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9816" table:style-name="ce6">
            <text:p>9816</text:p>
          </table:table-cell>
          <table:table-cell office:value-type="float" office:value="11515" table:style-name="ce6">
            <text:p>1151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NA18S5</text:p>
          </table:table-cell>
          <table:table-cell office:value-type="float" office:value="14237" table:style-name="ce6">
            <text:p>14237</text:p>
          </table:table-cell>
          <table:table-cell office:value-type="float" office:value="13990" table:style-name="ce6">
            <text:p>13990</text:p>
          </table:table-cell>
          <table:table-cell table:style-name="ce1"/>
          <table:table-cell office:value-type="string" table:style-name="ce6">
            <text:p>RNA18S5</text:p>
          </table:table-cell>
          <table:table-cell office:value-type="float" office:value="5445" table:style-name="ce6">
            <text:p>5445</text:p>
          </table:table-cell>
          <table:table-cell office:value-type="float" office:value="7072" table:style-name="ce6">
            <text:p>7072</text:p>
          </table:table-cell>
          <table:table-cell table:style-name="ce1"/>
          <table:table-cell office:value-type="string" table:style-name="ce6">
            <text:p>RNA18S5</text:p>
          </table:table-cell>
          <table:table-cell office:value-type="float" office:value="12651" table:style-name="ce6">
            <text:p>12651</text:p>
          </table:table-cell>
          <table:table-cell office:value-type="float" office:value="13697" table:style-name="ce6">
            <text:p>1369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HPRT1</text:p>
          </table:table-cell>
          <table:table-cell office:value-type="float" office:value="26217" table:style-name="ce6">
            <text:p>26217</text:p>
          </table:table-cell>
          <table:table-cell office:value-type="float" office:value="22168" table:style-name="ce6">
            <text:p>22168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8839" table:style-name="ce6">
            <text:p>8839</text:p>
          </table:table-cell>
          <table:table-cell office:value-type="float" office:value="9863" table:style-name="ce6">
            <text:p>9863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14022" table:style-name="ce6">
            <text:p>14022</text:p>
          </table:table-cell>
          <table:table-cell office:value-type="float" office:value="14670" table:style-name="ce6">
            <text:p>1467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D/m</text:p>
          </table:table-cell>
          <table:table-cell table:number-columns-repeated="3" table:style-name="ce1"/>
          <table:table-cell office:value-type="string" table:style-name="ce1">
            <text:p>MAD/m</text:p>
          </table:table-cell>
          <table:table-cell table:number-columns-repeated="3" table:style-name="ce1"/>
          <table:table-cell office:value-type="string" table:style-name="ce1">
            <text:p>MAD/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7">
            <text:p>Gene</text:p>
          </table:table-cell>
          <table:table-cell office:value-type="string" table:style-name="ce7">
            <text:p>metaRanking</text:p>
          </table:table-cell>
          <table:table-cell office:value-type="string" table:style-name="ce7">
            <text:p>RP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UBC</text:p>
          </table:table-cell>
          <table:table-cell office:value-type="float" office:value="271" table:style-name="ce6">
            <text:p>271</text:p>
          </table:table-cell>
          <table:table-cell office:value-type="string" table:style-name="ce6">
            <text:p>712.4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1845" table:style-name="ce6">
            <text:p>1845</text:p>
          </table:table-cell>
          <table:table-cell office:value-type="float" office:value="3062" table:style-name="ce6">
            <text:p>3062</text:p>
          </table:table-cell>
          <table:table-cell table:style-name="ce1"/>
          <table:table-cell office:value-type="string" table:style-name="ce8">
            <text:p>RPL19</text:p>
          </table:table-cell>
          <table:table-cell office:value-type="float" office:value="991" table:style-name="ce9">
            <text:p>991</text:p>
          </table:table-cell>
          <table:table-cell office:value-type="float" office:value="1348" table:style-name="ce9">
            <text:p>134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PPIA</text:p>
          </table:table-cell>
          <table:table-cell office:value-type="float" office:value="494" table:style-name="ce6">
            <text:p>494</text:p>
          </table:table-cell>
          <table:table-cell office:value-type="float" office:value="1225" table:style-name="ce6">
            <text:p>1225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1883" table:style-name="ce6">
            <text:p>1883</text:p>
          </table:table-cell>
          <table:table-cell office:value-type="float" office:value="3108" table:style-name="ce6">
            <text:p>3108</text:p>
          </table:table-cell>
          <table:table-cell table:style-name="ce1"/>
          <table:table-cell office:value-type="string" table:style-name="ce8">
            <text:p>UBC</text:p>
          </table:table-cell>
          <table:table-cell office:value-type="float" office:value="4174" table:style-name="ce9">
            <text:p>4174</text:p>
          </table:table-cell>
          <table:table-cell office:value-type="float" office:value="5527" table:style-name="ce9">
            <text:p>552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PL19</text:p>
          </table:table-cell>
          <table:table-cell office:value-type="float" office:value="943" table:style-name="ce6">
            <text:p>943</text:p>
          </table:table-cell>
          <table:table-cell office:value-type="float" office:value="2064" table:style-name="ce6">
            <text:p>2064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213" table:style-name="ce6">
            <text:p>3213</text:p>
          </table:table-cell>
          <table:table-cell office:value-type="float" office:value="4809" table:style-name="ce6">
            <text:p>4809</text:p>
          </table:table-cell>
          <table:table-cell table:style-name="ce1"/>
          <table:table-cell office:value-type="string" table:style-name="ce8">
            <text:p>PPIA</text:p>
          </table:table-cell>
          <table:table-cell office:value-type="float" office:value="7869" table:style-name="ce9">
            <text:p>7869</text:p>
          </table:table-cell>
          <table:table-cell office:value-type="float" office:value="9585" table:style-name="ce9">
            <text:p>958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GAPDH</text:p>
          </table:table-cell>
          <table:table-cell office:value-type="float" office:value="5771" table:style-name="ce6">
            <text:p>5771</text:p>
          </table:table-cell>
          <table:table-cell office:value-type="float" office:value="7537" table:style-name="ce6">
            <text:p>7537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4270" table:style-name="ce6">
            <text:p>4270</text:p>
          </table:table-cell>
          <table:table-cell office:value-type="float" office:value="5897" table:style-name="ce6">
            <text:p>5897</text:p>
          </table:table-cell>
          <table:table-cell table:style-name="ce1"/>
          <table:table-cell office:value-type="string" table:style-name="ce8">
            <text:p>RNA18S5</text:p>
          </table:table-cell>
          <table:table-cell office:value-type="float" office:value="11127" table:style-name="ce9">
            <text:p>11127</text:p>
          </table:table-cell>
          <table:table-cell office:value-type="float" office:value="12397" table:style-name="ce9">
            <text:p>1239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NA18S5</text:p>
          </table:table-cell>
          <table:table-cell office:value-type="float" office:value="13926" table:style-name="ce6">
            <text:p>13926</text:p>
          </table:table-cell>
          <table:table-cell office:value-type="float" office:value="13789" table:style-name="ce6">
            <text:p>13789</text:p>
          </table:table-cell>
          <table:table-cell table:style-name="ce1"/>
          <table:table-cell office:value-type="string" table:style-name="ce6">
            <text:p>RNA18S5</text:p>
          </table:table-cell>
          <table:table-cell office:value-type="float" office:value="6329" table:style-name="ce6">
            <text:p>6329</text:p>
          </table:table-cell>
          <table:table-cell office:value-type="float" office:value="7839" table:style-name="ce6">
            <text:p>7839</text:p>
          </table:table-cell>
          <table:table-cell table:style-name="ce1"/>
          <table:table-cell office:value-type="string" table:style-name="ce8">
            <text:p>GAPDH</text:p>
          </table:table-cell>
          <table:table-cell office:value-type="float" office:value="11917" table:style-name="ce9">
            <text:p>11917</text:p>
          </table:table-cell>
          <table:table-cell office:value-type="float" office:value="13002" table:style-name="ce9">
            <text:p>1300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HPRT1</text:p>
          </table:table-cell>
          <table:table-cell office:value-type="float" office:value="21573" table:style-name="ce6">
            <text:p>21573</text:p>
          </table:table-cell>
          <table:table-cell office:value-type="float" office:value="19123" table:style-name="ce6">
            <text:p>19123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7237" table:style-name="ce6">
            <text:p>7237</text:p>
          </table:table-cell>
          <table:table-cell office:value-type="float" office:value="8598" table:style-name="ce6">
            <text:p>8598</text:p>
          </table:table-cell>
          <table:table-cell table:style-name="ce1"/>
          <table:table-cell office:value-type="string" table:style-name="ce8">
            <text:p>HPRT1</text:p>
          </table:table-cell>
          <table:table-cell office:value-type="float" office:value="18591" table:style-name="ce9">
            <text:p>18591</text:p>
          </table:table-cell>
          <table:table-cell office:value-type="float" office:value="17667" table:style-name="ce9">
            <text:p>17667</text:p>
          </table:table-cell>
          <table:table-cell table:number-columns-repeated="16373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Maria</dc:creator>
    <meta:creation-date>2020-08-26T09:41:48Z</meta:creation-date>
    <dc:date>2021-03-12T11:51:50Z</dc:date>
    <meta:editing-cycles>3</meta:editing-cycles>
    <meta:editing-duration>PT1710S</meta:editing-duration>
  </office:meta>
</office:document-meta>
</file>